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-0.026cm" fo:margin-right="0cm" fo:text-indent="0cm" style:auto-text-indent="false"/>
    </style:style>
    <style:style style:name="P7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cfe7f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.T.C <text:line-break/></text:span><text:span text:style-name="T2">(STATISTICHE TERRITORIALI CLIMATIZZAZIONE)</text:span></text:p>
      <text:p text:style-name="P3"/>
      <text:p text:style-name="P2"><draw:line text:anchor-type="paragraph" draw:z-index="1" draw:style-name="gr2" draw:text-style-name="P7" svg:x1="5.549cm" svg:y1="1.041cm" svg:x2="8.38cm" svg:y2="0.485cm"><text:p/></draw:line><draw:ellipse text:anchor-type="paragraph" draw:z-index="6" draw:style-name="gr1" draw:text-style-name="P7" svg:width="4.578cm" svg:height="0.636cm" svg:x="8.142cm" svg:y="0.009cm"><text:p text:style-name="P7">VENTO</text:p></draw:ellipse></text:p>
      <text:p text:style-name="Standard"><draw:rect text:anchor-type="paragraph" draw:z-index="0" draw:style-name="gr1" draw:text-style-name="P7" svg:width="5.504cm" svg:height="1.35cm" svg:x="0.046cm" svg:y="0.289cm"><text:p text:style-name="P7">CLIMA</text:p></draw:rect><draw:ellipse text:anchor-type="paragraph" draw:z-index="7" draw:style-name="gr1" draw:text-style-name="P7" svg:width="4.843cm" svg:height="0.609cm" svg:x="8.486cm" svg:y="0.395cm"><text:p text:style-name="P7">UMIDITA'</text:p></draw:ellipse></text:p>
      <text:p text:style-name="Standard"><draw:line text:anchor-type="paragraph" draw:z-index="2" draw:style-name="gr2" draw:text-style-name="P7" svg:x1="5.549cm" svg:y1="0.517cm" svg:x2="8.486cm" svg:y2="0.226cm"><text:p/></draw:line></text:p>
      <text:p text:style-name="Standard"><draw:line text:anchor-type="paragraph" draw:z-index="3" draw:style-name="gr2" draw:text-style-name="P7" svg:x1="5.708cm" svg:y1="0.427cm" svg:x2="8.698cm" svg:y2="0.374cm"><text:p/></draw:line><draw:ellipse text:anchor-type="paragraph" draw:z-index="8" draw:style-name="gr1" draw:text-style-name="P7" svg:width="5.319cm" svg:height="0.636cm" svg:x="8.539cm" svg:y="0.162cm"><text:p text:style-name="P7">PRESSIONE</text:p></draw:ellipse></text:p>
      <text:p text:style-name="Standard"><draw:line text:anchor-type="paragraph" draw:z-index="4" draw:style-name="gr2" draw:text-style-name="P7" svg:x1="5.549cm" svg:y1="0.178cm" svg:x2="8.565cm" svg:y2="0.601cm"><text:p/></draw:line><draw:line text:anchor-type="paragraph" draw:z-index="5" draw:style-name="gr2" draw:text-style-name="P7" svg:x1="4.729cm" svg:y1="0.178cm" svg:x2="8.407cm" svg:y2="1.792cm"><text:p/></draw:line><draw:ellipse text:anchor-type="paragraph" draw:z-index="9" draw:style-name="gr1" draw:text-style-name="P7" svg:width="5.954cm" svg:height="0.927cm" svg:x="7.904cm" svg:y="0.443cm"><text:p text:style-name="P7">INQUINAMENTO (CO)</text:p></draw:ellipse><draw:line text:anchor-type="paragraph" draw:z-index="11" draw:style-name="gr2" draw:text-style-name="P7" svg:x1="4.015cm" svg:y1="0.178cm" svg:x2="8.407cm" svg:y2="3.088cm"><text:p/></draw:line><draw:line text:anchor-type="paragraph" draw:z-index="16" draw:style-name="gr2" draw:text-style-name="P7" svg:x1="2.057cm" svg:y1="0.178cm" svg:x2="1.951cm" svg:y2="3.882cm"><text:p/></draw:line></text:p>
      <text:p text:style-name="Standard"/>
      <text:p text:style-name="Standard"/>
      <text:p text:style-name="Standard"><draw:ellipse text:anchor-type="paragraph" draw:z-index="10" draw:style-name="gr1" draw:text-style-name="P7" svg:width="5.266cm" svg:height="0.847cm" svg:x="7.692cm" svg:y="0.173cm"><text:p text:style-name="P7">IONIZZAZIONE</text:p></draw:ellipse></text:p>
      <text:p text:style-name="Standard"/>
      <text:p text:style-name="Standard"><draw:ellipse text:anchor-type="paragraph" draw:z-index="12" draw:style-name="gr1" draw:text-style-name="P7" svg:width="5.822cm" svg:height="1.059cm" svg:x="8.063cm" svg:y="0.369cm"><text:p text:style-name="P7">TEMPERATURA</text:p></draw:ellipse></text:p>
      <text:p text:style-name="Standard"/>
      <text:p text:style-name="Standard"><draw:rect text:anchor-type="paragraph" draw:z-index="13" draw:style-name="gr1" draw:text-style-name="P7" svg:width="5.61cm" svg:height="2.514cm" svg:x="-0.351cm" svg:y="0.474cm"><text:p text:style-name="P7">FOTO TEMPORIZZATE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7" draw:style-name="gr2" draw:text-style-name="P7" svg:x1="1.845cm" svg:y1="0.067cm" svg:x2="1.819cm" svg:y2="1.178cm"><text:p/></draw:line></text:p>
      <text:p text:style-name="Standard"/>
      <text:p text:style-name="Standard"><draw:rect text:anchor-type="paragraph" draw:z-index="14" draw:style-name="gr1" draw:text-style-name="P7" svg:width="5.769cm" svg:height="1.959cm" svg:x="-0.351cm" svg:y="0.205cm"><text:p text:style-name="P7">GPS</text:p><text:p text:style-name="P7">(orario e posizione)</text:p></draw:rect></text:p>
      <text:p text:style-name="Standard"/>
      <text:p text:style-name="Standard"/>
      <text:p text:style-name="Standard"/>
      <text:p text:style-name="Standard"><draw:line text:anchor-type="paragraph" draw:z-index="18" draw:style-name="gr2" draw:text-style-name="P7" svg:x1="1.766cm" svg:y1="0.215cm" svg:x2="1.66cm" svg:y2="1.22cm"><text:p/></draw:line></text:p>
      <text:p text:style-name="Standard"/>
      <text:p text:style-name="Standard"><draw:rect text:anchor-type="paragraph" draw:z-index="15" draw:style-name="gr1" draw:text-style-name="P7" svg:width="5.636cm" svg:height="2.065cm" svg:x="-0.298cm" svg:y="0.247cm"><text:p text:style-name="P7">GSM</text:p><text:p text:style-name="P7">(avvertimento allarme SMS)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Scopo:</text:span> visualizzare i dati aggiornati su google map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9" draw:style-name="gr3" draw:text-style-name="P7" svg:width="3.97cm" svg:height="9.393cm" svg:x="5.02cm" svg:y="0.076cm"><text:p text:style-name="P7">SISTEMA</text:p></draw:rect></text:p>
      <text:p text:style-name="P6"><text:s text:c="10"/>TEMPERATURA <text:s text:c="51"/>INTERFACCIA DI VISUALIZZAZIONE</text:p>
      <text:p text:style-name="Standard"><draw:line text:anchor-type="paragraph" draw:z-index="20" draw:style-name="gr4" draw:text-style-name="P7" svg:x1="5.021cm" svg:y1="0.002cm" svg:x2="0.893cm" svg:y2="0.002cm"><text:p/></draw:line><draw:line text:anchor-type="paragraph" draw:z-index="28" draw:style-name="gr5" draw:text-style-name="P7" svg:x1="8.989cm" svg:y1="0.028cm" svg:x2="16.821cm" svg:y2="0.028cm"><text:p/></draw:line></text:p>
      <text:p text:style-name="Standard"><text:s text:c="10"/>UMIDITA' <text:s text:c="62"/>COSTRUZIONE DI GRAFICI</text:p>
      <text:p text:style-name="Standard"><draw:line text:anchor-type="paragraph" draw:z-index="21" draw:style-name="gr4" draw:text-style-name="P7" svg:x1="5.02cm" svg:y1="0.086cm" svg:x2="1.025cm" svg:y2="0.086cm"><text:p/></draw:line><draw:line text:anchor-type="paragraph" draw:z-index="29" draw:style-name="gr5" draw:text-style-name="P7" svg:x1="8.989cm" svg:y1="0.086cm" svg:x2="15.022cm" svg:y2="0.086cm"><text:p/></draw:line></text:p>
      <text:p text:style-name="Standard"><text:s text:c="10"/>VENTO <text:s text:c="66"/>COSTRUZIONE DI TIME-LAPSE</text:p>
      <text:p text:style-name="Standard"><draw:line text:anchor-type="paragraph" draw:z-index="22" draw:style-name="gr4" draw:text-style-name="P7" svg:x1="5.02cm" svg:y1="0.092cm" svg:x2="1.184cm" svg:y2="0.092cm"><text:p/></draw:line><draw:line text:anchor-type="paragraph" draw:z-index="30" draw:style-name="gr5" draw:text-style-name="P7" svg:x1="8.989cm" svg:y1="0.065cm" svg:x2="15.789cm" svg:y2="0.065cm"><text:p/></draw:line></text:p>
      <text:p text:style-name="Standard"><text:s text:c="10"/>INQUINAMENTO <text:s text:c="48"/>COSTRUZIONE STORICO DATI</text:p>
      <text:p text:style-name="Standard"><draw:line text:anchor-type="paragraph" draw:z-index="23" draw:style-name="gr4" draw:text-style-name="P7" svg:x1="5.02cm" svg:y1="0.15cm" svg:x2="1.025cm" svg:y2="0.15cm"><text:p/></draw:line><draw:line text:anchor-type="paragraph" draw:z-index="31" draw:style-name="gr5" draw:text-style-name="P7" svg:x1="8.989cm" svg:y1="0.071cm" svg:x2="16.053cm" svg:y2="0.071cm"><text:p/></draw:line></text:p>
      <text:p text:style-name="Standard"><text:s text:c="10"/>IONIZZAZIONE <text:s text:c="51"/>AVVERTIMENTO UTENTE CON SMS</text:p>
      <text:p text:style-name="Standard"><draw:line text:anchor-type="paragraph" draw:z-index="24" draw:style-name="gr4" draw:text-style-name="P7" svg:x1="5.02cm" svg:y1="0.129cm" svg:x2="0.945cm" svg:y2="0.129cm"><text:p/></draw:line><draw:line text:anchor-type="paragraph" draw:z-index="32" draw:style-name="gr5" draw:text-style-name="P7" svg:x1="8.989cm" svg:y1="0.155cm" svg:x2="16.556cm" svg:y2="0.155cm"><text:p/></draw:line></text:p>
      <text:p text:style-name="Standard"><text:s text:c="10"/>FOTO</text:p>
      <text:p text:style-name="Standard"><draw:line text:anchor-type="paragraph" draw:z-index="25" draw:style-name="gr4" draw:text-style-name="P7" svg:x1="5.02cm" svg:y1="0.081cm" svg:x2="1.104cm" svg:y2="0.081cm"><text:p/></draw:line></text:p>
      <text:p text:style-name="Standard"><text:s text:c="10"/>GPS</text:p>
      <text:p text:style-name="Standard"><draw:line text:anchor-type="paragraph" draw:z-index="26" draw:style-name="gr4" draw:text-style-name="P7" svg:x1="5.02cm" svg:y1="0.139cm" svg:x2="1.157cm" svg:y2="0.139cm"><text:p/></draw:line></text:p>
      <text:p text:style-name="Standard"><text:s text:c="10"/>GSM</text:p>
      <text:p text:style-name="Standard"><draw:line text:anchor-type="paragraph" draw:z-index="27" draw:style-name="gr4" draw:text-style-name="P7" svg:x1="5.02cm" svg:y1="0.039cm" svg:x2="1.21cm" svg:y2="0.039cm"><text:p/></draw:line></text:p>
      <text:p text:style-name="Standard"><text:s text:c="10"/>PRESSIONE</text:p>
      <text:p text:style-name="Standard"><draw:line text:anchor-type="paragraph" draw:z-index="33" draw:style-name="gr6" draw:text-style-name="P7" svg:x1="5.02cm" svg:y1="0.018cm" svg:x2="1.21cm" svg:y2="0.018cm"><text:p/></draw:line></text:p>
      <text:p text:style-name="P4">Descrizione:</text:p>
      <text:p text:style-name="P5">La visualizzazione dei dati avviene collegandosi ad un browser e i dati vengono aggiornati ogni 2 minuti.<text:line-break/>Costruzione e aggiornamento dei grafici e dello storico ogni 2 minuti.</text:p>
      <text:p text:style-name="P5">Time-lapse con foto scattate ogni 2 minuti.</text:p>
      <text:p text:style-name="P5">Avviso all'utente tramite SMS superata una soglia limite di ionizzazione del terre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stremità_20_linea_20_2" draw:display-name="Estremità linea 2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w </meta:initial-creator>
    <meta:creation-date>2013-05-30T15:56:36.19</meta:creation-date>
    <dc:date>2013-05-31T16:52:32.44</dc:date>
    <dc:creator>Mattew </dc:creator>
    <meta:editing-duration>PT33M10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2" meta:paragraph-count="15" meta:word-count="85" meta:character-count="986"/>
  </office:meta>
</office:document-meta>
</file>